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. De Bea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1, 1891</text:p>
      <text:p text:style-name="P5">Month<text:tab/><text:tab/><text:tab/><text:tab/><text:tab/><text:tab/>Febr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127. E. 109' St/</text:p>
      <text:p text:style-name="P3">New York Feby 11[/ inserted by author]91/</text:p>
      <text:p text:style-name="P2">Rev. Dr. S. Morais/</text:p>
      <text:p text:style-name="P2">Dear Sir/</text:p>
      <text:p text:style-name="P2">The Reason for my Delay/ in answering your valuable/ lettre[sic!] which came duly/ to hand, I thought best/ to waite[sic!] the result of my/ application which was ac/ted upon last evening/ and am happy to inform/ you that I was successfull[sic!]/ in getting the appointment in/ place of Mr. Canter who held/ the position for at least 40 years/ I am greatly oblige to you/ for your kind lettre[sic!] send to/ me and will endaevor[sic!] to retain/ the Position as long it is in my/ power. <text:s/>My hearty wishes for/ your wellfare[sic!] and fammlly[sic!] I/ am Respectfully Yours, I. De Bear/ 127. E. 109 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3:40:34.83</meta:creation-date>
    <meta:document-statistic meta:table-count="0" meta:image-count="0" meta:object-count="0" meta:page-count="2" meta:paragraph-count="65" meta:word-count="288" meta:character-count="1946"/>
    <dc:date>2011-11-21T13:45:48.99</dc:date>
    <dc:creator>Penn Libraries</dc:creator>
    <meta:editing-duration>PT00H05M14S</meta:editing-duration>
    <meta:editing-cycles>1</meta:editing-cycles>
    <meta:generator>OpenOffice.org/3.2$Win32 OpenOffice.org_project/320m12$Build-9483</meta:generator>
  </office:meta>
</office:document-meta>
</file>